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98.04mm"/>
    </style:style>
    <style:style style:name="co3" style:family="table-column">
      <style:table-column-properties fo:break-before="auto" style:column-width="151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24.3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7.78mm" fo:break-before="auto" style:use-optimal-row-height="fals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29.47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6.35mm" fo:break-before="auto" style:use-optimal-row-height="true"/>
    </style:style>
    <style:style style:name="ro12" style:family="table-row">
      <style:table-row-properties style:row-height="9.26mm" fo:break-before="auto" style:use-optimal-row-height="true"/>
    </style:style>
    <style:style style:name="ro13" style:family="table-row">
      <style:table-row-properties style:row-height="15.08mm" fo:break-before="auto" style:use-optimal-row-height="true"/>
    </style:style>
    <style:style style:name="ro14" style:family="table-row">
      <style:table-row-properties style:row-height="17.99mm" fo:break-before="auto" style:use-optimal-row-height="true"/>
    </style:style>
    <style:style style:name="ro15" style:family="table-row">
      <style:table-row-properties style:row-height="16.4mm" fo:break-before="auto" style:use-optimal-row-height="true"/>
    </style:style>
    <style:style style:name="ro16" style:family="table-row">
      <style:table-row-properties style:row-height="20.37mm" fo:break-before="auto" style:use-optimal-row-height="true"/>
    </style:style>
    <style:style style:name="ro17" style:family="table-row">
      <style:table-row-properties style:row-height="20.27mm" fo:break-before="auto" style:use-optimal-row-height="true"/>
    </style:style>
    <style:style style:name="ro18" style:family="table-row">
      <style:table-row-properties style:row-height="32.28mm" fo:break-before="auto" style:use-optimal-row-height="true"/>
    </style:style>
    <style:style style:name="ro19" style:family="table-row">
      <style:table-row-properties style:row-height="16.32mm" fo:break-before="auto" style:use-optimal-row-height="true"/>
    </style:style>
    <style:style style:name="ro20" style:family="table-row">
      <style:table-row-properties style:row-height="51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number-columns-repeated="2" table:default-cell-style-name="ce21"/>
        <table:table-column table:style-name="co1" table:default-cell-style-name="ce9"/>
        <table:table-column table:style-name="co2" table:default-cell-style-name="ce30"/>
        <table:table-column table:style-name="co3" table:default-cell-style-name="ce30"/>
        <table:table-column table:style-name="co4" table:number-columns-repeated="1017" table:default-cell-style-name="ce30"/>
        <table:table-column table:style-name="co4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<text:span text:style-name="T1">DB HA setup is based on MariaDB built-in master to master functionality. This means that one node are active and second node listens and do everything waht the first does.</text:span></text:p>
            <text:p><text:span text:style-name="T1">In the same time if someone are doing some actions with database inside second node then all steps will be executed on the first node as well.</text:span></text:p>
            <text:p><text:span text:style-name="T1">It’s kind a team work with one shared resourse and that is database.</text:span></text:p>
            <text:p><text:span text:style-name="T1"/></text:p>
            <text:p><text:span text:style-name="T1">The way how the HA is delivered is by addidional daemon (simple utility which enable +1 IP address for the server).</text:span></text:p>
            <text:p><text:span text:style-name="T1">The virtual IP address can be server only in one node at the time. This service called “corosync”, but lets name it as “frienship between two nodes”</text:span></text:p>
          </table:table-cell>
          <table:covered-table-cell table:number-columns-repeated="2" table:style-name="ce16"/>
          <table:covered-table-cell table:style-name="ce3"/>
          <table:table-cell table:style-name="Default" table:number-columns-repeated="1019"/>
          <table:table-cell/>
        </table:table-row>
        <table:table-row table:style-name="ro2">
          <table:table-cell table:style-name="ce4" office:value-type="string" calcext:value-type="string">
            <text:p>task</text:p>
          </table:table-cell>
          <table:table-cell table:style-name="ce18" office:value-type="string" calcext:value-type="string">
            <text:p>Node1(192.168.56.101) default</text:p>
          </table:table-cell>
          <table:table-cell table:style-name="ce18" office:value-type="string" calcext:value-type="string">
            <text:p>Node2(192.168.56.102), second </text:p>
          </table:table-cell>
          <table:table-cell table:style-name="ce4" office:value-type="string" calcext:value-type="string">
            <text:p>notes</text:p>
          </table:table-cell>
          <table:table-cell table:style-name="ce28" table:number-columns-repeated="1019"/>
          <table:table-cell table:style-name="ce31"/>
        </table:table-row>
        <table:table-row table:style-name="ro3">
          <table:table-cell table:style-name="ce5" office:value-type="string" calcext:value-type="string">
            <text:p>passwordless access, install ssh ‘vagrant’ ssh key in root account</text:p>
          </table:table-cell>
          <table:table-cell table:style-name="ce19" office:value-type="string" calcext:value-type="string" table:number-columns-spanned="2" table:number-rows-spanned="1">
            <text:p>echo "ssh-rsa AAAAB3NzaC1yc2EAAAABIwAAAQEA6NF8iallvQVp22WDkTkyrtvp9eWW6A8YVr+kz4TjGYe7gHzIw+niNltGEFHzD8+v1I2YJ6oXevct1YeS0o9HZyN1Q9qgCgzUFtdOKLv6IedplqoPkcmF0aYet2PkEDo3MlTBckFXPITAMzF8dJSIFo9D8HfdOV0IAdx4O7PtixWKn5y2hMNG0zQPyUecp4pzC6kivAIhyfHilFR61RGL+GPXQ2MWZWFYbAGjyiYJnAmCP3NOTd0jMZEnDkbUvxhMmBYSdETk1rRgm+R4LOzFUGaHqHDLKLX+FIPKcF96hrucXzcWyLbIbEgE98OHlnVYCzRdK8jlqm8tehUc9c9WhQ== imported-openssh-key" &gt; ~/.ssh/authorized_keys &amp;&amp; chmod -R 600 ~/.ssh/authorized_keys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what OS is this</text:p>
          </table:table-cell>
          <table:table-cell table:style-name="ce19" office:value-type="string" calcext:value-type="string" table:number-columns-spanned="2" table:number-rows-spanned="1">
            <text:p>rpm --query centos-release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4">
          <table:table-cell table:style-name="ce5" office:value-type="string" calcext:value-type="string">
            <text:p>disable selinux</text:p>
          </table:table-cell>
          <table:table-cell table:style-name="ce19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top firewall</text:p>
          </table:table-cell>
          <table:table-cell table:style-name="ce19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7" office:value-type="string" calcext:value-type="string">
            <text:p><text:span text:style-name="T2">check if firewall is off</text:span></text:p>
          </table:table-cell>
          <table:table-cell table:style-name="ce20" office:value-type="string" calcext:value-type="string" table:number-columns-spanned="2" table:number-rows-spanned="1">
            <text:p>systemctl status firewalld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7" office:value-type="string" calcext:value-type="string">
            <text:p>disable at startup</text:p>
          </table:table-cell>
          <table:table-cell table:style-name="ce20" office:value-type="string" calcext:value-type="string" table:number-columns-spanned="2" table:number-rows-spanned="1">
            <text:p>systemctl disable firewalld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update system</text:p>
          </table:table-cell>
          <table:table-cell table:style-name="ce19" office:value-type="string" calcext:value-type="string" table:number-columns-spanned="2" table:number-rows-spanned="1">
            <text:p>yum -y update &amp;&amp; yum -y upgrade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4">
          <table:table-cell table:style-name="ce5" office:value-type="string" calcext:value-type="string">
            <text:p>install time daemon</text:p>
          </table:table-cell>
          <table:table-cell table:style-name="ce19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et timezone</text:p>
          </table:table-cell>
          <table:table-cell table:style-name="ce19" office:value-type="string" calcext:value-type="string" table:number-columns-spanned="2" table:number-rows-spanned="1">
            <text:p>sudo cp /usr/share/zoneinfo/Etc/GMT-3 /etc/localtime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check if time is OK</text:p>
          </table:table-cell>
          <table:table-cell table:style-name="ce19" office:value-type="string" calcext:value-type="string" table:number-columns-spanned="2" table:number-rows-spanned="1">
            <text:p>date 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install conveniences</text:p>
          </table:table-cell>
          <table:table-cell table:style-name="ce19" office:value-type="string" calcext:value-type="string" table:number-columns-spanned="2" table:number-rows-spanned="1">
            <text:p>yum -y install vim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6">
          <table:table-cell table:style-name="ce5" office:value-type="string" calcext:value-type="string">
            <text:p>install mariaDB repo</text:p>
          </table:table-cell>
          <table:table-cell table:style-name="ce19" office:value-type="string" calcext:value-type="string" table:number-columns-spanned="2" table:number-rows-spanned="1">
            <text:p>echo "IyBNYXJpYURCIDEwLjIgQ2VudE9TIHJlcG9zaXRvcnkgbGlzdCAtIGNyZWF0ZWQgMjAxOC0wOC0xMyAwNjozOSBVVEMKIyBodHRwOi8vZG93bmxvYWRzLm1hcmlhZGIub3JnL21hcmlhZGIvcmVwb3NpdG9yaWVzLwpbbWFyaWFkYl0KbmFtZSA9IE1hcmlhREIKYmFzZXVybCA9IGh0dHA6Ly95dW0ubWFyaWFkYi5vcmcvMTAuMi9jZW50b3M3LWFtZDY0CmdwZ2tleT1odHRwczovL3l1bS5tYXJpYWRiLm9yZy9SUE0tR1BHLUtFWS1NYXJpYURCCmdwZ2NoZWNrPTEK" | base64 --decode &gt; /etc/yum.repos.d/MariaDB.repo</text:p>
            <text:p>cat /etc/yum.repos.d/MariaDB.repo</text:p>
            <text:p/>
          </table:table-cell>
          <table:covered-table-cell table:style-name="ce19"/>
          <table:table-cell table:style-name="ce5" office:value-type="string" calcext:value-type="string">
            <text:p>http://downloads.mariadb.org/mariadb/repositories/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make yum cache</text:p>
          </table:table-cell>
          <table:table-cell table:style-name="ce19" office:value-type="string" calcext:value-type="string" table:number-columns-spanned="2" table:number-rows-spanned="1">
            <text:p>yum makecache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install mariadb-server and client</text:p>
          </table:table-cell>
          <table:table-cell table:style-name="ce19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top db server</text:p>
          </table:table-cell>
          <table:table-cell table:style-name="ce19" office:value-type="string" calcext:value-type="string" table:number-columns-spanned="2" table:number-rows-spanned="1">
            <text:p>systemctl stop mariadb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disable at startup</text:p>
          </table:table-cell>
          <table:table-cell table:style-name="ce19" office:value-type="string" calcext:value-type="string" table:number-columns-spanned="2" table:number-rows-spanned="1">
            <text:p>systemctl disable mariadb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et the right hostname</text:p>
          </table:table-cell>
          <table:table-cell table:style-name="ce19" office:value-type="string" calcext:value-type="string" table:number-columns-spanned="2" table:number-rows-spanned="1">
            <text:p>nmtui</text:p>
          </table:table-cell>
          <table:covered-table-cell table:style-name="ce19"/>
          <table:table-cell table:style-name="ce5" office:value-type="string" calcext:value-type="string">
            <text:p>set db-01.org.lan for node1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table:style-name="ce8" office:value-type="string" calcext:value-type="string">
            <text:p>not it is time to clone the server</text:p>
          </table:table-cell>
          <table:table-cell table:style-name="ce19" office:value-type="string" calcext:value-type="string" table:number-columns-spanned="2" table:number-rows-spanned="1">
            <text:p>poweroff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/>
          <table:table-cell table:style-name="ce19" table:number-columns-repeated="2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configure hostname</text:p>
          </table:table-cell>
          <table:table-cell table:style-name="ce19" office:value-type="string" calcext:value-type="string" table:number-columns-spanned="2" table:number-rows-spanned="1">
            <text:p>nmtui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7">
          <table:table-cell table:style-name="ce5" office:value-type="string" calcext:value-type="string">
            <text:p>observe the hostname</text:p>
          </table:table-cell>
          <table:table-cell table:style-name="ce19" office:value-type="string" calcext:value-type="string" table:number-columns-spanned="2" table:number-rows-spanned="1">
            <text:p>hostname</text:p>
          </table:table-cell>
          <table:covered-table-cell table:style-name="ce19"/>
          <table:table-cell table:style-name="ce5" office:value-type="string" calcext:value-type="string">
            <text:p>make sure the node1 reports db-01.org.lan and node2 reports db-02.org.lan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office:value-type="string" calcext:value-type="string">
            <text:p>stop the database daemon</text:p>
          </table:table-cell>
          <table:table-cell office:value-type="string" calcext:value-type="string" table:number-columns-spanned="2" table:number-rows-spanned="1">
            <text:p>systemctl stop mariadb</text:p>
          </table:table-cell>
          <table:covered-table-cell office:value-type="string" calcext:value-type="string">
            <text:p>systemctl stop maridb</text:p>
          </table:covered-table-cell>
          <table:table-cell table:number-columns-repeated="1021"/>
        </table:table-row>
        <table:table-row table:style-name="ro8">
          <table:table-cell office:value-type="string" calcext:value-type="string">
            <text:p>make sure the service is not running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 office:value-type="string" calcext:value-type="string">
            <text:p>systemctl status maridb</text:p>
          </table:covered-table-cell>
          <table:table-cell table:number-columns-repeated="1021"/>
        </table:table-row>
        <table:table-row table:style-name="ro9">
          <table:table-cell office:value-type="string" calcext:value-type="string">
            <text:p>make sure there are no mysql processes running</text:p>
          </table:table-cell>
          <table:table-cell office:value-type="string" calcext:value-type="string" table:number-columns-spanned="2" table:number-rows-spanned="1">
            <text:p>ps aux|grep [m]ysql</text:p>
          </table:table-cell>
          <table:covered-table-cell/>
          <table:table-cell table:number-columns-repeated="1021"/>
        </table:table-row>
        <table:table-row table:style-name="ro10">
          <table:table-cell office:value-type="string" calcext:value-type="string">
            <text:p>remove log files</text:p>
          </table:table-cell>
          <table:table-cell office:value-type="string" calcext:value-type="string" table:number-columns-spanned="2" table:number-rows-spanned="1">
            <text:p>rm -rf /var/lib/mysql/ib_logfile*</text:p>
          </table:table-cell>
          <table:covered-table-cell office:value-type="string" calcext:value-type="string">
            <text:p>rm -rf /var/lib/mysql/ib_logfile*</text:p>
          </table:covered-table-cell>
          <table:table-cell table:style-name="ce25" office:value-type="string" calcext:value-type="string">
            <text:p>maridb service must be offline, otherwise there will be problems in future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ckup original server conf</text:p>
          </table:table-cell>
          <table:table-cell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make sure the backup is there</text:p>
          </table:table-cell>
          <table:table-cell office:value-type="string" calcext:value-type="string" table:number-columns-spanned="2" table:number-rows-spanned="1">
            <text:p>ls -1 /etc/my.cnf.d/server.cnf*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install new config</text:p>
          </table:table-cell>
          <table:table-cell office:value-type="string" calcext:value-type="string">
            <text:p>echo -e "[server]\n\n\n[mysqld]\nlog-bin\nserver_id = 1\nlog-basename=master1\n\n\n[galera]\n\n\n[embedded]\n\n\n[mariadb]\n\n\n[mariadb-10.2]\n" &gt; /etc/my.cnf.d/server.cnf</text:p>
          </table:table-cell>
          <table:table-cell office:value-type="string" calcext:value-type="string">
            <text:p>echo -e "[server]\n\n\n[mysqld]\nlog-bin\nserver_id = 2\nlog-basename=master2\n\n\n[galera]\n\n\n[embedded]\n\n\n[mariadb]\n\n\n[mariadb-10.2]\n" &gt; /etc/my.cnf.d/server.cnf</text:p>
          </table:table-cell>
          <table:table-cell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 the content</text:p>
          </table:table-cell>
          <table:table-cell office:value-type="string" calcext:value-type="string" table:number-columns-spanned="2" table:number-rows-spanned="1">
            <text:p>cat /etc/my.cnf.d/server.cnf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start the maridb server</text:p>
          </table:table-cell>
          <table:table-cell office:value-type="string" calcext:value-type="string" table:number-columns-spanned="2" table:number-rows-spanned="1">
            <text:p>systemctl restart mariadb</text:p>
          </table:table-cell>
          <table:covered-table-cell/>
          <table:table-cell office:value-type="string" calcext:value-type="string">
            <text:p>ps aux|grep mysq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 status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enable after reboot</text:p>
          </table:table-cell>
          <table:table-cell office:value-type="string" calcext:value-type="string" table:number-columns-spanned="2" table:number-rows-spanned="1">
            <text:p>systemctl enable mariadb</text:p>
          </table:table-cell>
          <table:covered-table-cell/>
          <table:table-cell table:number-columns-repeated="1021"/>
        </table:table-row>
        <table:table-row table:style-name="ro8">
          <table:table-cell office:value-type="string" calcext:value-type="string">
            <text:p>check if the database understand the server id’s</text:p>
          </table:table-cell>
          <table:table-cell office:value-type="string" calcext:value-type="string" table:number-columns-spanned="2" table:number-rows-spanned="1">
            <text:p>mysql &lt;&lt;&lt; 'show variables like "server_id";'</text:p>
          </table:table-cell>
          <table:covered-table-cell office:value-type="string" calcext:value-type="string">
            <text:p>mysql &lt;&lt;&lt; 'show variables like "server_id";'</text:p>
          </table:covered-table-cell>
          <table:table-cell table:style-name="ce25" office:value-type="string" calcext:value-type="string">
            <text:p>this must be different on each node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set the existing tables in read only mode.</text:p>
          </table:table-cell>
          <table:table-cell office:value-type="string" calcext:value-type="string">
            <text:p>mysql &lt;&lt;&lt; 'FLUSH TABLES WITH READ LOCK;'</text:p>
          </table:table-cell>
          <table:table-cell/>
          <table:table-cell table:style-name="ce25" office:value-type="string" calcext:value-type="string">
            <text:p>This will not apply for new tables. We will remove read only at the end of instru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ve to home dir</text:p>
          </table:table-cell>
          <table:table-cell office:value-type="string" calcext:value-type="string">
            <text:p>cd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create backup</text:p>
          </table:table-cell>
          <table:table-cell office:value-type="string" calcext:value-type="string">
            <text:p>mysqldump --master-data --gtid --all-databases &gt; backup.sql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push backup to second node</text:p>
          </table:table-cell>
          <table:table-cell office:value-type="string" calcext:value-type="string">
            <text:p>scp ~/backup.sql root@192.168.56.102:~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allow second node to be able to connect to first</text:p>
          </table:table-cell>
          <table:table-cell office:value-type="string" calcext:value-type="string">
            <text:p>mysql &lt;&lt;&lt; 'GRANT REPLICATION SLAVE ON *.* TO "replicator"@"192.168.56.102" identified by "replicator"; FLUSH PRIVILEGES;'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test if we can access node1</text:p>
          </table:table-cell>
          <table:table-cell/>
          <table:table-cell office:value-type="string" calcext:value-type="string">
            <text:p>mysql -ureplicator -preplicator -h192.168.56.1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it the database client</text:p>
          </table:table-cell>
          <table:table-cell/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ve to home dir</text:p>
          </table:table-cell>
          <table:table-cell/>
          <table:table-cell office:value-type="string" calcext:value-type="string">
            <text:p>c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ore from backup</text:p>
          </table:table-cell>
          <table:table-cell/>
          <table:table-cell office:value-type="string" calcext:value-type="string">
            <text:p>cat backup.sql | mysql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change the master</text:p>
          </table:table-cell>
          <table:table-cell/>
          <table:table-cell office:value-type="string" calcext:value-type="string">
            <text:p>mysql &lt;&lt;&lt; 'CHANGE MASTER TO master_host="192.168.56.10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25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test if everything we do transwers from node1 to node2. At first list all databases</text:p>
          </table:table-cell>
          <table:table-cell table:style-name="ce12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10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25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ke sure the database has been received at node2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25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et’ create replication from node2 to node1. At first the permissions needs to assigned. Lets allow node1 connect to node2</text:p>
          </table:table-cell>
          <table:table-cell/>
          <table:table-cell office:value-type="string" calcext:value-type="string">
            <text:p>mysql &lt;&lt;&lt; 'GRANT REPLICATION SLAVE ON *.* TO "replicator"@"192.168.56.101" identified by "replicator"; FLUSH PRIVILEGES;'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et’s test if not we can connect to this node</text:p>
          </table:table-cell>
          <table:table-cell office:value-type="string" calcext:value-type="string">
            <text:p>mysql -ureplicator -preplicator -h192.168.56.1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se the database client</text:p>
          </table:table-cell>
          <table:table-cell office:value-type="string" calcext:value-type="string">
            <text:p>exit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stop and reset slave</text:p>
          </table:table-cell>
          <table:table-cell office:value-type="string" calcext:value-type="string">
            <text:p>mysql &lt;&lt;&lt; 'stop slave; reset slave;'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change the master</text:p>
          </table:table-cell>
          <table:table-cell office:value-type="string" calcext:value-type="string">
            <text:p>mysql &lt;&lt;&lt; 'CHANGE MASTER TO master_host="192.168.56.102", master_port=3306, master_user="replicator", master_password="replicator", master_use_gtid=slave_pos;'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t slave</text:p>
          </table:table-cell>
          <table:table-cell office:value-type="string" calcext:value-type="string">
            <text:p>mysql &lt;&lt;&lt; 'start slave;'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check the satus</text:p>
          </table:table-cell>
          <table:table-cell office:value-type="string" calcext:value-type="string">
            <text:p>mysql &lt;&lt;&lt; 'show slave status\G;'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serve again the database situation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 table:style-name="ce12"/>
          <table:table-cell table:number-columns-repeated="1021"/>
        </table:table-row>
        <table:table-row table:style-name="ro11">
          <table:table-cell office:value-type="string" calcext:value-type="string">
            <text:p>lets drop the database from node2</text:p>
          </table:table-cell>
          <table:table-cell/>
          <table:table-cell office:value-type="string" calcext:value-type="string">
            <text:p>mysql &lt;&lt;&lt; 'drop database zabbix;'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check if the database has disapiered from node1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25" office:value-type="string" calcext:value-type="string">
            <text:p>‘zabbix’ database is not on the list.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n o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5">
          <table:table-cell office:value-type="string" calcext:value-type="string">
            <text:p>create static DNS recods in each server</text:p>
          </table:table-cell>
          <table:table-cell office:value-type="string" calcext:value-type="string" table:number-columns-spanned="2" table:number-rows-spanned="1">
            <text:p>echo "192.168.56.101 db-01.org.lan db-01</text:p>
            <text:p>192.168.56.102 db-02.org.lan db-02</text:p>
            <text:p>192.168.56.100 zabbix-db.org.lan zabbix-db" &gt;&gt; /etc/hosts</text:p>
          </table:table-cell>
          <table:covered-table-cell/>
          <table:table-cell table:style-name="ce25" office:value-type="string" calcext:value-type="string">
            <text:p>the last line 192.168.56.100 will be virtual IP address which is base element to allow the scenario to wor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ke sure the setting is there</text:p>
          </table:table-cell>
          <table:table-cell office:value-type="string" calcext:value-type="string" table:number-columns-spanned="2" table:number-rows-spanned="1">
            <text:p>cat /etc/host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test if DNS is working</text:p>
          </table:table-cell>
          <table:table-cell office:value-type="string" calcext:value-type="string">
            <text:p>ping -c4 db-02</text:p>
          </table:table-cell>
          <table:table-cell office:value-type="string" calcext:value-type="string">
            <text:p>ping -c4 db-01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erequsite packages for the cluster to work</text:p>
          </table:table-cell>
          <table:table-cell table:style-name="ce12" office:value-type="string" calcext:value-type="string" table:number-columns-spanned="2" table:number-rows-spanned="1">
            <text:p>yum -y install pacemaker corosync pc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configure HA cluester user</text:p>
          </table:table-cell>
          <table:table-cell office:value-type="string" calcext:value-type="string" table:number-columns-spanned="2" table:number-rows-spanned="1">
            <text:p>echo zabbix | passwd --stdin hacluster</text:p>
          </table:table-cell>
          <table:covered-table-cell/>
          <table:table-cell table:number-columns-repeated="1021"/>
        </table:table-row>
        <table:table-row table:style-name="ro11">
          <table:table-cell/>
          <table:table-cell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systemctl start pcsd &amp;&amp; systemctl enable pcsd</text:p>
          </table:table-cell>
          <table:covered-table-cell/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pcs cluster auth db-01.org.lan db-02.org.lan</text:p>
          </table:table-cell>
          <table:table-cell/>
          <table:table-cell table:style-name="ce25" office:value-type="string" calcext:value-type="string" table:number-columns-spanned="1" table:number-rows-spanned="3">
            <text:p>It is possible to execute the first command on second node too, but it will no ask for username and password bu say: “Already authorized”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ter username</text:p>
          </table:table-cell>
          <table:table-cell office:value-type="string" calcext:value-type="string">
            <text:p>hacluster</text:p>
          </table:table-cell>
          <table:table-cell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enter password</text:p>
          </table:table-cell>
          <table:table-cell office:value-type="string" calcext:value-type="string">
            <text:p>zabbix</text:p>
          </table:table-cell>
          <table:table-cell/>
          <table:covered-table-cell/>
          <table:table-cell table:number-columns-repeated="1020"/>
        </table:table-row>
        <table:table-row table:style-name="ro16">
          <table:table-cell office:value-type="string" calcext:value-type="string">
            <text:p>create user ‘zabbix_cluster’ and add both nodes</text:p>
          </table:table-cell>
          <table:table-cell office:value-type="string" calcext:value-type="string">
            <text:p>pcs cluster setup --name zabbix_cluster db-01 db-02 --force</text:p>
          </table:table-cell>
          <table:table-cell/>
          <table:table-cell office:value-type="string" calcext:value-type="string">
            <text:p>this may output Unable to authenticate to db-01 - (HTTP error: 401), try running <text:s text:c="76"/>'pcs cluster auth' 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just because of previous error let’s try with full DNS</text:p>
          </table:table-cell>
          <table:table-cell office:value-type="string" calcext:value-type="string">
            <text:p>pcs cluster setup --name zabbix_cluster db-01.org.lan db-02.org.lan --force </text:p>
          </table:table-cell>
          <table:table-cell/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start cluster</text:p>
          </table:table-cell>
          <table:table-cell office:value-type="string" calcext:value-type="string">
            <text:p>pcs cluster start --al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able cluster</text:p>
          </table:table-cell>
          <table:table-cell table:style-name="ce23" office:value-type="string" calcext:value-type="string">
            <text:p>pcs cluster enable --all</text:p>
          </table:table-cell>
          <table:table-cell table:number-columns-repeated="1022"/>
        </table:table-row>
        <table:table-row table:style-name="ro17">
          <table:table-cell office:value-type="string" calcext:value-type="string">
            <text:p>Temporary disable stonith feature, because sometimes it interrupt configuration process. Enable stonith only if you really want to configure the feature right now.</text:p>
          </table:table-cell>
          <table:table-cell table:style-name="ce23" office:value-type="string" calcext:value-type="string">
            <text:p>pcs property set stonith-enabled=false</text:p>
          </table:table-cell>
          <table:table-cell/>
          <table:table-cell table:style-name="ce26" office:value-type="string" calcext:value-type="string">
            <text:p>shoot the other node in the head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erify cluster XML cluster configuration</text:p>
          </table:table-cell>
          <table:table-cell table:style-name="ce23" office:value-type="string" calcext:value-type="string">
            <text:p>crm_verify --live-check --verbose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configure it to ignore quorum</text:p>
          </table:table-cell>
          <table:table-cell office:value-type="string" calcext:value-type="string">
            <text:p>pcs property set no-quorum-policy=ignore</text:p>
          </table:table-cell>
          <table:table-cell/>
          <table:table-cell office:value-type="string" calcext:value-type="string">
            <text:p>Error: unable to get cib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eck status</text:p>
          </table:table-cell>
          <table:table-cell office:value-type="string" calcext:value-type="string">
            <text:p>pcs status</text:p>
          </table:table-cell>
          <table:table-cell/>
          <table:table-cell office:value-type="string" calcext:value-type="string">
            <text:p>last three lines says if the components are active and will be started automatically after next reboot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urently 0 resources must be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set IP addreses what should be used for failover. Create the cluster from all nodes. The “pointer node” will be with IP 192.168.56.100</text:p>
          </table:table-cell>
          <table:table-cell office:value-type="string" calcext:value-type="string">
            <text:p>pcs resource create VirtualIP ocf:heartbeat:IPaddr2 ip=192.168.56.100 cidr_netmask=32 op monitor interval=5s --group zabbixgroup</text:p>
          </table:table-cell>
          <table:table-cell/>
          <table:table-cell table:style-name="ce27" office:value-type="string" calcext:value-type="string">
            <text:p>magical part start here whare all configured nodes will must be percieved as only one option (one IP address) for zabbix-backend. “VirtualIP” is just a name. cidr_netmask=32 means that there is only one address in the array and that is <text:s/>192.168.56.100</text:p>
          </table:table-cell>
          <table:table-cell table:style-name="Default" office:value-type="string" calcext:value-type="string">
            <text:p>different resource types can be listed with:</text:p>
            <text:p>pcs resource list</text:p>
          </table:table-cell>
          <table:table-cell office:value-type="string" calcext:value-type="string">
            <text:p>https://catonrug.blogspot.com/2018/04/network-address-scoping-generation.htm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list what have we created</text:p>
          </table:table-cell>
          <table:table-cell office:value-type="string" calcext:value-type="string">
            <text:p>pcs resource show VirtualIP</text:p>
          </table:table-cell>
          <table:table-cell/>
          <table:table-cell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Now we have resources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w resources</text:p>
          </table:table-cell>
          <table:table-cell office:value-type="string" calcext:value-type="string">
            <text:p><text:s/>pcs resource show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From this point the resource should be started.same as ‘pcs status’, but -i1 allow to update screen with 1 second interval</text:p>
          </table:table-cell>
          <table:table-cell table:style-name="ce24"/>
          <table:table-cell table:style-name="ce24" office:value-type="string" calcext:value-type="string">
            <text:p>crm_mon -i1rf </text:p>
          </table:table-cell>
          <table:table-cell office:value-type="string" calcext:value-type="string">
            <text:p>take the third box in the same network and try to ping 192.168.56.100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calcext:value-type="string">
            <text:p>reboot</text:p>
          </table:table-cell>
          <table:table-cell table:style-name="ce24"/>
          <table:table-cell table:number-columns-repeated="1021"/>
        </table:table-row>
        <table:table-row table:style-name="ro9">
          <table:table-cell office:value-type="string" calcext:value-type="string">
            <text:p>lets try to access virtual ip from second node</text:p>
          </table:table-cell>
          <table:table-cell table:style-name="ce24"/>
          <table:table-cell office:value-type="string" calcext:value-type="string">
            <text:p>ping 192.168.56.100</text:p>
          </table:table-cell>
          <table:table-cell office:value-type="string" calcext:value-type="string">
            <text:p>there not ip shound not be accessible. don’t brak operation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start the virtual ip resource</text:p>
          </table:table-cell>
          <table:table-cell office:value-type="string" calcext:value-type="string">
            <text:p>pcs resource debug-start VirtualIP</text:p>
          </table:table-cell>
          <table:table-cell/>
          <table:table-cell office:value-type="string" calcext:value-type="string">
            <text:p>this will show:</text:p>
            <text:p>Operation start for VirtualIP (ocf:heartbeat:IPaddr2) returned: 'ok' (0)  &gt;  stderr: INFO: Adding inet address 192.168.56.100/32 with broadcast address 192.168.56.255 to device enp0s3  &gt;  stderr: INFO: Bringing device enp0s3 up  &gt;  stderr: INFO: /usr/libexec/heartbeat/send_arp -i 200 -c 5 -p /var/run/resource-agents/send_arp-192.168.56.100 -I enp0s3 -m auto 192.168.56.10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bserver the resource is accessible from second node</text:p>
          </table:table-cell>
          <table:table-cell/>
          <table:table-cell office:value-type="string" calcext:value-type="string">
            <text:p>ping 192.168.56.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k operation</text:p>
          </table:table-cell>
          <table:table-cell/>
          <table:table-cell office:value-type="string" calcext:value-type="string">
            <text:p>ctrl+c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/>pcs resource restart VirtualIP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 table:number-columns-spanned="4" table:number-rows-spanned="1">
            <text:p>https://www.digitalocean.com/community/tutorials/how-to-set-up-an-apache-active-passive-cluster-using-pacemaker-on-centos-7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.00.0000</text:date>, <text:time style:data-style-name="N2" text:time-value="09:48:10.4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8-08-20T13:51:33.970000000</dc:date>
    <meta:editing-duration>PT4H16M28S</meta:editing-duration>
    <meta:editing-cycles>24</meta:editing-cycles>
    <meta:generator>LibreOffice/6.0.4.2$Windows_X86_64 LibreOffice_project/9b0d9b32d5dcda91d2f1a96dc04c645c450872bf</meta:generator>
    <meta:document-statistic meta:table-count="1" meta:cell-count="209" meta:object-count="0"/>
  </office:meta>
</office:document-meta>
</file>